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6pt" fo:background-color="#fffff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e4101" officeooo:paragraph-rsid="000e4101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e4101" officeooo:paragraph-rsid="000e4101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e4101" officeooo:paragraph-rsid="0011cdc1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c1a1e" officeooo:paragraph-rsid="002c1a1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d79c0" officeooo:paragraph-rsid="002d79c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f6772" officeooo:paragraph-rsid="002f6772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6f1bd" officeooo:paragraph-rsid="0036f1bd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3cb4" officeooo:paragraph-rsid="00179856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ffee3" officeooo:paragraph-rsid="003ffee3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3ffee3" officeooo:paragraph-rsid="003ffee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e4101" officeooo:paragraph-rsid="000e4101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e4101" officeooo:paragraph-rsid="002b7573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79856" officeooo:paragraph-rsid="00179856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d79c0" officeooo:paragraph-rsid="002d79c0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f6772" officeooo:paragraph-rsid="002f6772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36f1bd" officeooo:paragraph-rsid="0036f1bd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372703" officeooo:paragraph-rsid="00372703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e4101" officeooo:paragraph-rsid="000e4101" style:font-size-asian="24pt" style:font-weight-asian="bold" style:font-size-complex="24pt" style:font-weight-complex="bold"/>
    </style:style>
    <style:style style:name="P20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font-size="15pt" fo:font-style="normal" style:text-underline-style="solid" style:text-underline-width="auto" style:text-underline-color="font-color" fo:font-weight="bold" officeooo:rsid="00205b8b" officeooo:paragraph-rsid="00205b8b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font-size="14pt" fo:font-style="normal" style:text-underline-style="none" fo:font-weight="normal" officeooo:rsid="000eca88" officeooo:paragraph-rsid="001e3567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0e4101" officeooo:paragraph-rsid="001e3567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0e4101" officeooo:paragraph-rsid="000e4101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264d0f" officeooo:paragraph-rsid="00264d0f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28e46c" officeooo:paragraph-rsid="002a9d6c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1e3567"/>
    </style:style>
    <style:style style:name="P2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0e4101" officeooo:paragraph-rsid="00118cb5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0e4101" officeooo:paragraph-rsid="000e410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0e4101" officeooo:paragraph-rsid="001e3567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0e4101" officeooo:paragraph-rsid="00188d97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11cdc1" officeooo:paragraph-rsid="001e3567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27de8d" officeooo:paragraph-rsid="0027de8d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0eca88" officeooo:paragraph-rsid="001e3567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16929c" officeooo:paragraph-rsid="001e3567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16929c" officeooo:paragraph-rsid="0016929c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192422" officeooo:paragraph-rsid="001e3567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205b8b" officeooo:paragraph-rsid="00205b8b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24ec35" officeooo:paragraph-rsid="0024ec35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28e46c" officeooo:paragraph-rsid="002a9d6c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264d0f" officeooo:paragraph-rsid="00264d0f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267dee" officeooo:paragraph-rsid="00267de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solid" style:text-underline-width="auto" style:text-underline-color="font-color" fo:font-weight="normal" officeooo:rsid="0027de8d" officeooo:paragraph-rsid="0027de8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5pt" fo:font-style="normal" style:text-underline-style="solid" style:text-underline-width="auto" style:text-underline-color="font-color" fo:font-weight="bold" officeooo:rsid="00205b8b" officeooo:paragraph-rsid="00205b8b" style:font-size-asian="15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5pt" fo:font-style="normal" style:text-underline-style="solid" style:text-underline-width="auto" style:text-underline-color="font-color" fo:font-weight="bold" officeooo:rsid="0024ec35" officeooo:paragraph-rsid="0024ec35" style:font-size-asian="15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5pt" fo:font-style="normal" style:text-underline-style="solid" style:text-underline-width="auto" style:text-underline-color="font-color" fo:font-weight="bold" officeooo:rsid="00267dee" officeooo:paragraph-rsid="00267dee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f6772" officeooo:paragraph-rsid="002f6772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41fbe0" officeooo:paragraph-rsid="0041fbe0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430cc5" officeooo:paragraph-rsid="00430cc5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e4101" officeooo:paragraph-rsid="0011cdc1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e4101" officeooo:paragraph-rsid="000e4101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79856" officeooo:paragraph-rsid="00179856" style:font-size-asian="14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0e4101" officeooo:paragraph-rsid="00118cb5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normal" officeooo:rsid="00402409" officeooo:paragraph-rsid="00402409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solid" style:text-underline-width="auto" style:text-underline-color="font-color" fo:font-weight="normal" officeooo:rsid="00402409" officeooo:paragraph-rsid="00402409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font-style="italic" style:text-underline-style="none" fo:font-weight="normal" officeooo:rsid="00402409" officeooo:paragraph-rsid="00402409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2b7573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f6772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3474ba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353aeb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38c454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3987eb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402409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style:font-size-asian="12.25pt" style:font-size-complex="14pt"/>
    </style:style>
    <style:style style:name="T10" style:family="text">
      <style:text-properties fo:font-size="14pt" fo:font-style="normal" style:text-underline-style="none" fo:font-weight="normal" officeooo:rsid="000eca88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text-underline-style="none" fo:font-weight="normal" officeooo:rsid="001e75f1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style:text-underline-style="solid" style:text-underline-width="auto" style:text-underline-color="font-color" fo:font-weight="normal" officeooo:rsid="0010a9ab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style:text-underline-style="solid" style:text-underline-width="auto" style:text-underline-color="font-color" fo:font-weight="normal" officeooo:rsid="00192422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0eca88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2b7573" style:font-size-asian="12.25pt" style:font-weight-asian="normal" style:font-size-complex="14pt" style:font-weight-complex="normal"/>
    </style:style>
    <style:style style:name="T17" style:family="text">
      <style:text-properties officeooo:rsid="0010a9ab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0a9ab"/>
    </style:style>
    <style:style style:name="T20" style:family="text">
      <style:text-properties style:text-underline-style="solid" style:text-underline-width="auto" style:text-underline-color="font-color" officeooo:rsid="0016929c"/>
    </style:style>
    <style:style style:name="T21" style:family="text">
      <style:text-properties officeooo:rsid="0016929c"/>
    </style:style>
    <style:style style:name="T22" style:family="text">
      <style:text-properties officeooo:rsid="002c8187"/>
    </style:style>
    <style:style style:name="T23" style:family="text">
      <style:text-properties officeooo:rsid="004075e5"/>
    </style:style>
    <style:style style:name="T24" style:family="text">
      <style:text-properties officeooo:rsid="00409de2"/>
    </style:style>
    <style:style style:name="T25" style:family="text">
      <style:text-properties officeooo:rsid="00427b2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430c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pics and Qt Resources</text:p>
      <text:p text:style-name="P2">EPICS</text:p>
      <text:p text:style-name="P3"><text:tab/></text:p>
      <text:p text:style-name="P21">Epics version 3 downloads: </text:p>
      <text:p text:style-name="P22"><text:a xlink:type="simple" xlink:href="https://www.aps.anl.gov/epics/download/base/index.php" text:style-name="Internet_20_link" text:visited-style-name="Visited_20_Internet_20_Link"><text:span text:style-name="T15">https://www.aps.anl.gov/epics/download/base/index.php</text:span></text:a></text:p>
      <text:p text:style-name="P33"><text:tab/></text:p>
      <text:p text:style-name="P26"><text:span text:style-name="T10">Epic</text:span><text:span text:style-name="T11">s</text:span><text:span text:style-name="T10"> version 3 build guide: </text:span><text:a xlink:type="simple" xlink:href="http://www.aps.anl.gov/epics/base/R3-16/1-docs/README.html" text:style-name="Internet_20_link" text:visited-style-name="Visited_20_Internet_20_Link"><text:span text:style-name="T12">http://www.aps.anl.gov/epics/base/R3-16/1-docs/README.html</text:span></text:a></text:p>
      <text:p text:style-name="P27"/>
      <text:p text:style-name="P53">Epics version 3 build facility:</text:p>
      <text:p text:style-name="P54"><text:a xlink:type="simple" xlink:href="http://www.aps.anl.gov/epics/base/R3-14/12-docs/AppDevGuide/node5.html" text:style-name="Internet_20_link" text:visited-style-name="Visited_20_Internet_20_Link">http://www.aps.anl.gov/epics/base/R3-14/12-docs/AppDevGuide/node5.html</text:a></text:p>
      <text:p text:style-name="P27"/>
      <text:p text:style-name="P55">Note that the above link pertains to the Epics version 3 build system, but is also a useful resource for the version 4 build system. <text:span text:style-name="T23">They are similar but not identical.</text:span></text:p>
      <text:p text:style-name="P27"/>
      <text:p text:style-name="P27"><text:span text:style-name="T17">Epics version 3 developer guide: </text:span><text:a xlink:type="simple" xlink:href="http://www.aps.anl.gov/epics/base/R3-16/1-docs/AppDevGuide/AppDevGuide.html" text:style-name="Internet_20_link" text:visited-style-name="Visited_20_Internet_20_Link"><text:span text:style-name="T19">http://www.aps.anl.gov/epics/base/R3-16/1-docs/AppDevGuide/AppDevGuide.html</text:span></text:a></text:p>
      <text:p text:style-name="P28"/>
      <text:p text:style-name="P34">Epics version 4 downloads: </text:p>
      <text:p text:style-name="P29"><text:a xlink:type="simple" xlink:href="https://sourceforge.net/projects/epics-pvdata/files/" text:style-name="Internet_20_link" text:visited-style-name="Visited_20_Internet_20_Link"><text:span text:style-name="T20">https://sourceforge.net/projects/epics-pvdata/files/</text:span></text:a></text:p>
      <text:p text:style-name="P28"/>
      <text:p text:style-name="P34">Epics version 4 build guide: </text:p>
      <text:p text:style-name="P29"><text:a xlink:type="simple" xlink:href="http://epics-pvdata.sourceforge.net/gettingStarted.html" text:style-name="Internet_20_link" text:visited-style-name="Visited_20_Internet_20_Link"><text:span text:style-name="T20">http://epics-pvdata.sourceforge.net/gettingStarted.html</text:span></text:a></text:p>
      <text:p text:style-name="P35"/>
      <text:p text:style-name="P30"><text:span text:style-name="T21">Epics version 4 developer guide: </text:span><text:a xlink:type="simple" xlink:href="http://epics-pvdata.sourceforge.net/informative/developerGuide/developerGuide.html" text:style-name="Internet_20_link" text:visited-style-name="Visited_20_Internet_20_Link"><text:span text:style-name="T21">http://epics-pvdata.sourceforge.net/informative/developerGuide/developerGuide.html</text:span></text:a></text:p>
      <text:p text:style-name="P28"/>
      <text:p text:style-name="P36">Epics version 4 documentation: </text:p>
      <text:p text:style-name="P26"><text:a xlink:type="simple" xlink:href="http://epics-pvdata.sourceforge.net/literature.html" text:style-name="Internet_20_link" text:visited-style-name="Visited_20_Internet_20_Link"><text:span text:style-name="T13">http://epics-pvdata.sourceforge.net/literature.html </text:span></text:a></text:p>
      <text:p text:style-name="P28"/>
      <text:p text:style-name="P31">Epics version 3 and version 4 github repository: </text:p>
      <text:p text:style-name="P31"><text:a xlink:type="simple" xlink:href="https://github.com/epics-base" text:style-name="Internet_20_link" text:visited-style-name="Visited_20_Internet_20_Link"><text:span text:style-name="T18">https://github.com/epics-base</text:span></text:a></text:p>
      <text:p text:style-name="P3"/>
      <text:p text:style-name="P4"/>
      <text:p text:style-name="P4"/>
      <text:p text:style-name="P49"/>
      <text:p text:style-name="P2"><text:soft-page-break/></text:p>
      <text:p text:style-name="P2">Qt</text:p>
      <text:p text:style-name="P3"/>
      <text:p text:style-name="P12"><text:span text:style-name="T1"><text:tab/></text:span><text:span text:style-name="T2">Learning Qt:</text:span></text:p>
      <text:p text:style-name="P13"><text:span text:style-name="T1"><text:tab/></text:span><text:a xlink:type="simple" xlink:href="http://doc.qt.io/qt-4.8/how-to-learn-qt.html" text:style-name="Internet_20_link" text:visited-style-name="Visited_20_Internet_20_Link"><text:span text:style-name="T16">http://doc.qt.io/qt-4.8/how-to-learn-qt.html</text:span></text:a></text:p>
      <text:p text:style-name="P3"/>
      <text:p text:style-name="P20">Simple Examples:</text:p>
      <text:p text:style-name="P37"/>
      <text:p text:style-name="P38">Simple Text Editor:</text:p>
      <text:p text:style-name="P44"><text:a xlink:type="simple" xlink:href="http://doc.qt.io/qt-4.8/gettingstartedqt.html" text:style-name="Internet_20_link" text:visited-style-name="Visited_20_Internet_20_Link"><text:span text:style-name="T14">http://doc.qt.io/qt-4.8/gettingstartedqt.html</text:span></text:a></text:p>
      <text:p text:style-name="P39"/>
      <text:p text:style-name="P39">Digital Clock:</text:p>
      <text:p text:style-name="P25"><text:a xlink:type="simple" xlink:href="http://doc.qt.io/qt-4.8/qt-widgets-digitalclock-example.html" text:style-name="Internet_20_link" text:visited-style-name="Visited_20_Internet_20_Link"><text:span text:style-name="T1">http://doc.qt.io/qt-4.8/qt-widgets-digitalclock-example.html</text:span></text:a></text:p>
      <text:p text:style-name="P40"/>
      <text:p text:style-name="P40">Address Book:</text:p>
      <text:p text:style-name="P24"><text:a xlink:type="simple" xlink:href="http://doc.qt.io/qt-4.8/tutorials-addressbook.html" text:style-name="Internet_20_link" text:visited-style-name="Visited_20_Internet_20_Link"><text:span text:style-name="T14">http://doc.qt.io/qt-4.8/tutorials-addressbook.html</text:span></text:a></text:p>
      <text:p text:style-name="P37"/>
      <text:p text:style-name="P40">Model/View:</text:p>
      <text:p text:style-name="P24"><text:a xlink:type="simple" xlink:href="http://doc.qt.io/qt-4.8/modelview.html" text:style-name="Internet_20_link" text:visited-style-name="Visited_20_Internet_20_Link"><text:span text:style-name="T14">http://doc.qt.io/qt-4.8/modelview.html</text:span></text:a></text:p>
      <text:p text:style-name="P37"/>
      <text:p text:style-name="P40">Threads:</text:p>
      <text:p text:style-name="P24"><text:a xlink:type="simple" xlink:href="http://doc.qt.io/qt-4.8/thread-basics.html" text:style-name="Internet_20_link" text:visited-style-name="Visited_20_Internet_20_Link"><text:span text:style-name="T14">http://doc.qt.io/qt-4.8/thread-basics.html</text:span></text:a></text:p>
      <text:p text:style-name="P40"/>
      <text:p text:style-name="P43">Advanced Examples:</text:p>
      <text:p text:style-name="P37"/>
      <text:p text:style-name="P41">Mandelbrot Fractals:</text:p>
      <text:p text:style-name="P45"><text:a xlink:type="simple" xlink:href="http://doc.qt.io/qt-4.8/qt-threads-mandelbrot-example.html" text:style-name="Internet_20_link" text:visited-style-name="Visited_20_Internet_20_Link"><text:span text:style-name="T14">http://doc.qt.io/qt-4.8/qt-threads-mandelbrot-example.html</text:span></text:a></text:p>
      <text:p text:style-name="P23"/>
      <text:p text:style-name="P32">Network chat:</text:p>
      <text:p text:style-name="P42"><text:a xlink:type="simple" xlink:href="http://doc.qt.io/qt-4.8/qt-network-network-chat-example.html" text:style-name="Internet_20_link" text:visited-style-name="Visited_20_Internet_20_Link">http://doc.qt.io/qt-4.8/qt-network-network-chat-example.html</text:a></text:p>
      <text:p text:style-name="P23"/>
      <text:p text:style-name="P45">All Examples:</text:p>
      <text:p text:style-name="P45"><text:a xlink:type="simple" xlink:href="http://doc.qt.io/qt-4.8/all-examples.html" text:style-name="Internet_20_link" text:visited-style-name="Visited_20_Internet_20_Link"><text:span text:style-name="T14"/></text:a></text:p>
      <text:p text:style-name="P45"><text:a xlink:type="simple" xlink:href="http://doc.qt.io/qt-4.8/all-examples.html" text:style-name="Internet_20_link" text:visited-style-name="Visited_20_Internet_20_Link"><text:span text:style-name="T14">http://doc.qt.io/qt-4.8/all-examples.html</text:span></text:a></text:p>
      <text:p text:style-name="P14"/>
      <text:p text:style-name="P14"/>
      <text:p text:style-name="P14"/>
      <text:p text:style-name="P14"/>
      <text:p text:style-name="P14"><text:soft-page-break/></text:p>
      <text:p text:style-name="P14"><text:span text:style-name="T24">Unofficial </text:span>Projects, <text:span text:style-name="T22">Tutorials</text:span> and Guides</text:p>
      <text:p text:style-name="P5">(Created by an SNS intern at ORNL c. summer of 2017)</text:p>
      <text:p text:style-name="P5"/>
      <text:p text:style-name="P15"><text:span text:style-name="T9">ntDatabase – Code</text:span><text:span text:style-name="T1">: </text:span><text:span text:style-name="T3">example </text:span><text:span text:style-name="T4">pvD</text:span><text:span text:style-name="T3">atabase populated with normative type records.</text:span></text:p>
      <text:p text:style-name="P15"><text:a xlink:type="simple" xlink:href="https://github.com/es-sns121/ntDatabase" text:style-name="Internet_20_link" text:visited-style-name="Visited_20_Internet_20_Link"><text:span text:style-name="T14">https://github.com/es-sns121/ntDatabase</text:span></text:a></text:p>
      <text:p text:style-name="P6"/>
      <text:p text:style-name="P7"><text:span text:style-name="T26">ntDatabase – Documents</text:span>: guide detailing the above.</text:p>
      <text:p text:style-name="P16"><text:a xlink:type="simple" xlink:href="https://github.com/es-sns121/ntDatabase-Documents" text:style-name="Internet_20_link" text:visited-style-name="Visited_20_Internet_20_Link"><text:span text:style-name="T14">https://github.com/es-sns121/ntDatabase-Documents</text:span></text:a></text:p>
      <text:p text:style-name="P7"/>
      <text:p text:style-name="P16"><text:span text:style-name="T9">ntAddFields – Code</text:span><text:span text:style-name="T1">: example of how to add </text:span><text:span text:style-name="T5">extra </text:span><text:span text:style-name="T1">fields to normative types.</text:span></text:p>
      <text:p text:style-name="P16"><text:a xlink:type="simple" xlink:href="https://github.com/es-sns121/ntAddFields" text:style-name="Internet_20_link" text:visited-style-name="Visited_20_Internet_20_Link"><text:span text:style-name="T14">https://github.com/es-sns121/ntAddFields</text:span></text:a></text:p>
      <text:p text:style-name="P5"/>
      <text:p text:style-name="P7"><text:span text:style-name="T26">ntAddFields – Documents</text:span>: guide detailing the above.</text:p>
      <text:p text:style-name="P16"><text:a xlink:type="simple" xlink:href="https://github.com/es-sns121/ntAddFields-Documents" text:style-name="Internet_20_link" text:visited-style-name="Visited_20_Internet_20_Link"><text:span text:style-name="T14">https://github.com/es-sns121/ntAddFields-Documents</text:span></text:a></text:p>
      <text:p text:style-name="P7"/>
      <text:p text:style-name="P10"><text:span text:style-name="T26">Two-Windows – Code</text:span>: example of how single threaded GUI applications can hitch because of computations. Show's how to move the computation to another thread and keep the GUI thread responsive.</text:p>
      <text:p text:style-name="P11"><text:a xlink:type="simple" xlink:href="https://github.com/es-sns121/qt-two-windows" text:style-name="Internet_20_link" text:visited-style-name="Visited_20_Internet_20_Link">https://github.com/es-sns121/qt-two-windows</text:a></text:p>
      <text:p text:style-name="P7"/>
      <text:p text:style-name="P47"><text:span text:style-name="T26">qtEpics-Slider – Code</text:span>: example of how to build Epics and Qt together. Implements a slider widget that controls a process variable in a pvRecord that is hosted on a pvDatabase. The client (slider widget) alters the value <text:span text:style-name="T25">of the pvRecord on the server</text:span>. Multiple instances of the client can be started and all will have synchronized values for their respective sliders <text:span text:style-name="T27">(i.e. if one client's slider is moved, all other clients' sliders will mirror this movement).</text:span></text:p>
      <text:p text:style-name="P48"><text:a xlink:type="simple" xlink:href="https://github.com/es-sns121/qtEpics-Slider" text:style-name="Internet_20_link" text:visited-style-name="Visited_20_Internet_20_Link">https://github.com/es-sns121/qtEpics-Slider</text:a></text:p>
      <text:p text:style-name="P7"/>
      <text:p text:style-name="P17"><text:span text:style-name="T9">github repo</text:span><text:span text:style-name="T1"> – Contains summer projects. None are guaranteed to work or be representative of proper coding styles or techniques. </text:span><text:span text:style-name="T8">These projects </text:span><text:span text:style-name="T6">are generally conservative in scale and scope </text:span><text:span text:style-name="T8">so </text:span><text:span text:style-name="T6">they're </text:span><text:span text:style-name="T7">fair </text:span><text:span text:style-name="T6">examples of simple programs to look at. </text:span></text:p>
      <text:p text:style-name="P8"/>
      <text:p text:style-name="P18"><text:a xlink:type="simple" xlink:href="https://github.com/es-sns121" text:style-name="Internet_20_link" text:visited-style-name="Visited_20_Internet_20_Link"><text:span text:style-name="T14">https://github.com/es-sns121</text:span></text:a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6pt" fo:background-color="#ffffff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07:43:10.950791754</meta:creation-date>
    <dc:date>2017-08-03T09:45:20.541621572</dc:date>
    <meta:editing-duration>PT5H54M38S</meta:editing-duration>
    <meta:editing-cycles>60</meta:editing-cycles>
    <meta:generator>LibreOffice/4.3.7.2$Linux_X86_64 LibreOffice_project/430$Build-2</meta:generator>
    <meta:document-statistic meta:table-count="0" meta:image-count="0" meta:object-count="0" meta:page-count="3" meta:paragraph-count="58" meta:word-count="320" meta:character-count="3143" meta:non-whitespace-character-count="2861"/>
  </office:meta>
</office:document-meta>
</file>